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Level.getKeepWith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evel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lineLevel.InlineLevel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evel.getKeepWith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evel.getCommonMargin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evel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evel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evel.getLin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evel.getCommon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